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Entity( int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CreatorFactoryTest.test_creat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create( @ JSONField ( name = "id" ) int id , @ JSONField ( name = "name" )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CreatorFactoryTest.test_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